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4.44pt"/>
    </style:style>
    <style:style style:name="co2" style:family="table-column">
      <style:table-column-properties fo:break-before="auto" style:column-width="15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270" style:rotation-align="bottom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number-columns-repeated="999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9" office:value-type="string" ns42:value-type="string">
            <text:p>Alumno1</text:p>
          </table:table-cell>
          <table:table-cell table:style-name="ce9" office:value-type="string" ns42:value-type="string">
            <text:p>Alumno2</text:p>
          </table:table-cell>
          <table:table-cell table:style-name="ce9" office:value-type="string" ns42:value-type="string">
            <text:p>Alumno3</text:p>
          </table:table-cell>
          <table:table-cell table:style-name="ce9" office:value-type="string" ns42:value-type="string">
            <text:p>Alumno4</text:p>
          </table:table-cell>
          <table:table-cell table:style-name="ce9" office:value-type="string" ns42:value-type="string">
            <text:p>Alumno5</text:p>
          </table:table-cell>
          <table:table-cell table:style-name="ce9" office:value-type="string" ns42:value-type="string">
            <text:p>Alumno6</text:p>
          </table:table-cell>
          <table:table-cell table:style-name="ce9" office:value-type="string" ns42:value-type="string">
            <text:p>Alumno7</text:p>
          </table:table-cell>
          <table:table-cell table:style-name="ce9" office:value-type="string" ns42:value-type="string">
            <text:p>Alumno8</text:p>
          </table:table-cell>
          <table:table-cell table:style-name="ce9" office:value-type="string" ns42:value-type="string">
            <text:p>Alumno9</text:p>
          </table:table-cell>
          <table:table-cell table:style-name="ce9" office:value-type="string" ns42:value-type="string">
            <text:p>Alumno10</text:p>
          </table:table-cell>
          <table:table-cell table:style-name="ce9" office:value-type="string" ns42:value-type="string">
            <text:p>Alumno11</text:p>
          </table:table-cell>
          <table:table-cell table:style-name="ce9" office:value-type="string" ns42:value-type="string">
            <text:p>Alumno12</text:p>
          </table:table-cell>
          <table:table-cell table:style-name="ce9" office:value-type="string" ns42:value-type="string">
            <text:p>Alumno13</text:p>
          </table:table-cell>
          <table:table-cell table:style-name="ce9" office:value-type="string" ns42:value-type="string">
            <text:p>Alumno14</text:p>
          </table:table-cell>
          <table:table-cell table:style-name="ce9" office:value-type="string" ns42:value-type="string">
            <text:p>Alumno15</text:p>
          </table:table-cell>
          <table:table-cell table:style-name="ce9" office:value-type="string" ns42:value-type="string">
            <text:p>Alumno16</text:p>
          </table:table-cell>
          <table:table-cell table:style-name="ce9" office:value-type="string" ns42:value-type="string">
            <text:p>Alumno17</text:p>
          </table:table-cell>
          <table:table-cell table:style-name="ce9" office:value-type="string" ns42:value-type="string">
            <text:p>Alumno18</text:p>
          </table:table-cell>
          <table:table-cell table:style-name="ce9" office:value-type="string" ns42:value-type="string">
            <text:p>Alumno19</text:p>
          </table:table-cell>
          <table:table-cell table:style-name="ce9" office:value-type="string" ns42:value-type="string">
            <text:p>Alumno20</text:p>
          </table:table-cell>
          <table:table-cell table:style-name="ce9" office:value-type="string" ns42:value-type="string">
            <text:p>Alumno21</text:p>
          </table:table-cell>
          <table:table-cell table:style-name="ce9" office:value-type="string" ns42:value-type="string">
            <text:p>Alumno22</text:p>
          </table:table-cell>
          <table:table-cell table:style-name="ce9" office:value-type="string" ns42:value-type="string">
            <text:p>Alumno23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ns42:value-type="string">
            <text:p>Resultados de Aprendizaje / Criterios de Evaluación</text:p>
          </table:table-cell>
          <table:table-cell table:style-name="ce7" office:value-type="string" ns42:value-type="string">
            <text:p>%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3" office:value-type="string">
            <text:p>RA 1 Genera interfaces gráficos de usuario mediante editores visuales utilizando las funcionalidades del editor y adaptando el código generad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analizado las herramientas y librerías disponibles para la generación de interfaces gráfic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 creado un interfaz gráfico utilizando las herramientas de un editor visual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utilizado las funciones del editor para ubicar los componentes del interfaz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modificado las propiedades de los componentes para adecuarlas a las necesidades de la aplic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 analizado el código generado por el editor visual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 modificado el código generado por el editor visual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n asociado a los eventos las acciones correspondient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h) Se ha desarrollado una aplicación que incluye el interfaz gráfico obtenid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5]*[.C5]+[.B6]*[.C6]+[.B7]*[.C7]+[.B8]*[.C8]+[.B9]*[.C9]+[.B10]*[.C10]+[.B11]*[.C11]+[.B12]*[.C12])/100">
            <text:p>0</text:p>
          </table:table-cell>
          <table:table-cell table:style-name="ce8" office:value-type="float" office:value="0" table:formula="of:=([.B5]*[.D5]+[.B6]*[.D6]+[.B7]*[.D7]+[.B8]*[.D8]+[.B9]*[.D9]+[.B10]*[.D10]+[.B11]*[.D11]+[.B12]*[.D12])/100">
            <text:p>0</text:p>
          </table:table-cell>
          <table:table-cell table:style-name="ce8" office:value-type="float" office:value="0" table:formula="of:=([.B5]*[.E5]+[.B6]*[.E6]+[.B7]*[.E7]+[.B8]*[.E8]+[.B9]*[.E9]+[.B10]*[.E10]+[.B11]*[.E11]+[.B12]*[.E12])/100">
            <text:p>0</text:p>
          </table:table-cell>
          <table:table-cell table:style-name="ce8" office:value-type="float" office:value="0" table:formula="of:=([.B5]*[.F5]+[.B6]*[.F6]+[.B7]*[.F7]+[.B8]*[.F8]+[.B9]*[.F9]+[.B10]*[.F10]+[.B11]*[.F11]+[.B12]*[.F12])/100">
            <text:p>0</text:p>
          </table:table-cell>
          <table:table-cell table:style-name="ce8" office:value-type="float" office:value="0" table:formula="of:=([.B5]*[.G5]+[.B6]*[.G6]+[.B7]*[.G7]+[.B8]*[.G8]+[.B9]*[.G9]+[.B10]*[.G10]+[.B11]*[.G11]+[.B12]*[.G12])/100">
            <text:p>0</text:p>
          </table:table-cell>
          <table:table-cell table:style-name="ce8" office:value-type="float" office:value="0" table:formula="of:=([.B5]*[.H5]+[.B6]*[.H6]+[.B7]*[.H7]+[.B8]*[.H8]+[.B9]*[.H9]+[.B10]*[.H10]+[.B11]*[.H11]+[.B12]*[.H12])/100">
            <text:p>0</text:p>
          </table:table-cell>
          <table:table-cell table:style-name="ce8" office:value-type="float" office:value="0" table:formula="of:=([.B5]*[.I5]+[.B6]*[.I6]+[.B7]*[.I7]+[.B8]*[.I8]+[.B9]*[.I9]+[.B10]*[.I10]+[.B11]*[.I11]+[.B12]*[.I12])/100">
            <text:p>0</text:p>
          </table:table-cell>
          <table:table-cell table:style-name="ce8" office:value-type="float" office:value="0" table:formula="of:=([.B5]*[.J5]+[.B6]*[.J6]+[.B7]*[.J7]+[.B8]*[.J8]+[.B9]*[.J9]+[.B10]*[.J10]+[.B11]*[.J11]+[.B12]*[.J12])/100">
            <text:p>0</text:p>
          </table:table-cell>
          <table:table-cell table:style-name="ce8" office:value-type="float" office:value="0" table:formula="of:=([.B5]*[.K5]+[.B6]*[.K6]+[.B7]*[.K7]+[.B8]*[.K8]+[.B9]*[.K9]+[.B10]*[.K10]+[.B11]*[.K11]+[.B12]*[.K12])/100">
            <text:p>0</text:p>
          </table:table-cell>
          <table:table-cell table:style-name="ce8" office:value-type="float" office:value="0" table:formula="of:=([.B5]*[.L5]+[.B6]*[.L6]+[.B7]*[.L7]+[.B8]*[.L8]+[.B9]*[.L9]+[.B10]*[.L10]+[.B11]*[.L11]+[.B12]*[.L12])/100">
            <text:p>0</text:p>
          </table:table-cell>
          <table:table-cell table:style-name="ce8" office:value-type="float" office:value="0" table:formula="of:=([.B5]*[.M5]+[.B6]*[.M6]+[.B7]*[.M7]+[.B8]*[.M8]+[.B9]*[.M9]+[.B10]*[.M10]+[.B11]*[.M11]+[.B12]*[.M12])/100">
            <text:p>0</text:p>
          </table:table-cell>
          <table:table-cell table:style-name="ce8" office:value-type="float" office:value="0" table:formula="of:=([.B5]*[.N5]+[.B6]*[.N6]+[.B7]*[.N7]+[.B8]*[.N8]+[.B9]*[.N9]+[.B10]*[.N10]+[.B11]*[.N11]+[.B12]*[.N12])/100">
            <text:p>0</text:p>
          </table:table-cell>
          <table:table-cell table:style-name="ce8" office:value-type="float" office:value="0" table:formula="of:=([.B5]*[.O5]+[.B6]*[.O6]+[.B7]*[.O7]+[.B8]*[.O8]+[.B9]*[.O9]+[.B10]*[.O10]+[.B11]*[.O11]+[.B12]*[.O12])/100">
            <text:p>0</text:p>
          </table:table-cell>
          <table:table-cell table:style-name="ce8" office:value-type="float" office:value="0" table:formula="of:=([.B5]*[.P5]+[.B6]*[.P6]+[.B7]*[.P7]+[.B8]*[.P8]+[.B9]*[.P9]+[.B10]*[.P10]+[.B11]*[.P11]+[.B12]*[.P12])/100">
            <text:p>0</text:p>
          </table:table-cell>
          <table:table-cell table:style-name="ce8" office:value-type="float" office:value="0" table:formula="of:=([.B5]*[.Q5]+[.B6]*[.Q6]+[.B7]*[.Q7]+[.B8]*[.Q8]+[.B9]*[.Q9]+[.B10]*[.Q10]+[.B11]*[.Q11]+[.B12]*[.Q12])/100">
            <text:p>0</text:p>
          </table:table-cell>
          <table:table-cell table:style-name="ce8" office:value-type="float" office:value="0" table:formula="of:=([.B5]*[.R5]+[.B6]*[.R6]+[.B7]*[.R7]+[.B8]*[.R8]+[.B9]*[.R9]+[.B10]*[.R10]+[.B11]*[.R11]+[.B12]*[.R12])/100">
            <text:p>0</text:p>
          </table:table-cell>
          <table:table-cell table:style-name="ce8" office:value-type="float" office:value="0" table:formula="of:=([.B5]*[.S5]+[.B6]*[.S6]+[.B7]*[.S7]+[.B8]*[.S8]+[.B9]*[.S9]+[.B10]*[.S10]+[.B11]*[.S11]+[.B12]*[.S12])/100">
            <text:p>0</text:p>
          </table:table-cell>
          <table:table-cell table:style-name="ce8" office:value-type="float" office:value="0" table:formula="of:=([.B5]*[.T5]+[.B6]*[.T6]+[.B7]*[.T7]+[.B8]*[.T8]+[.B9]*[.T9]+[.B10]*[.T10]+[.B11]*[.T11]+[.B12]*[.T12])/100">
            <text:p>0</text:p>
          </table:table-cell>
          <table:table-cell table:style-name="ce8" office:value-type="float" office:value="0" table:formula="of:=([.B5]*[.U5]+[.B6]*[.U6]+[.B7]*[.U7]+[.B8]*[.U8]+[.B9]*[.U9]+[.B10]*[.U10]+[.B11]*[.U11]+[.B12]*[.U12])/100">
            <text:p>0</text:p>
          </table:table-cell>
          <table:table-cell table:style-name="ce8" office:value-type="float" office:value="0" table:formula="of:=([.B5]*[.V5]+[.B6]*[.V6]+[.B7]*[.V7]+[.B8]*[.V8]+[.B9]*[.V9]+[.B10]*[.V10]+[.B11]*[.V11]+[.B12]*[.V12])/100">
            <text:p>0</text:p>
          </table:table-cell>
          <table:table-cell table:style-name="ce8" office:value-type="float" office:value="0" table:formula="of:=([.B5]*[.W5]+[.B6]*[.W6]+[.B7]*[.W7]+[.B8]*[.W8]+[.B9]*[.W9]+[.B10]*[.W10]+[.B11]*[.W11]+[.B12]*[.W12])/100">
            <text:p>0</text:p>
          </table:table-cell>
          <table:table-cell table:style-name="ce8" office:value-type="float" office:value="0" table:formula="of:=([.B5]*[.X5]+[.B6]*[.X6]+[.B7]*[.X7]+[.B8]*[.X8]+[.B9]*[.X9]+[.B10]*[.X10]+[.B11]*[.X11]+[.B12]*[.X12])/100">
            <text:p>0</text:p>
          </table:table-cell>
          <table:table-cell table:style-name="ce8" office:value-type="float" office:value="0" table:formula="of:=([.B5]*[.Y5]+[.B6]*[.Y6]+[.B7]*[.Y7]+[.B8]*[.Y8]+[.B9]*[.Y9]+[.B10]*[.Y10]+[.B11]*[.Y11]+[.B12]*[.Y12])/100">
            <text:p>0</text:p>
          </table:table-cell>
        </table:table-row>
        <table:table-row table:style-name="ro1">
          <table:table-cell table:style-name="ce3" office:value-type="string">
            <text:p>RA 2 Genera interfaces naturales de usuario utilizando herramientas visua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identificado las herramientas disponibles para el aprendizaje automático relacionadas con las interfaces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 creado una interfaz natural de usuario utilizando las herramientas disponib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 utilizado el reconocimiento de voz para implementar acciones en las interfaces naturales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 incorporado la detección del movimiento del cuerpo para implementar acciones en las interfaces naturales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integrado elementos de detección de partes del cuerpo para implementar acciones en las interfaces naturales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 integrado la realidad aumentada en los interfaces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15]*[.C15]+[.B16]*[.C16]+[.B17]*[.C17]+[.B18]*[.C18]+[.B19]*[.C19]+[.B20]*[.C20])/100">
            <text:p>0</text:p>
          </table:table-cell>
          <table:table-cell table:style-name="ce8" office:value-type="float" office:value="0" table:formula="of:=([.B15]*[.D15]+[.B16]*[.D16]+[.B17]*[.D17]+[.B18]*[.D18]+[.B19]*[.D19]+[.B20]*[.D20])/100">
            <text:p>0</text:p>
          </table:table-cell>
          <table:table-cell table:style-name="ce8" office:value-type="float" office:value="0" table:formula="of:=([.B15]*[.E15]+[.B16]*[.E16]+[.B17]*[.E17]+[.B18]*[.E18]+[.B19]*[.E19]+[.B20]*[.E20])/100">
            <text:p>0</text:p>
          </table:table-cell>
          <table:table-cell table:style-name="ce8" office:value-type="float" office:value="0" table:formula="of:=([.B15]*[.F15]+[.B16]*[.F16]+[.B17]*[.F17]+[.B18]*[.F18]+[.B19]*[.F19]+[.B20]*[.F20])/100">
            <text:p>0</text:p>
          </table:table-cell>
          <table:table-cell table:style-name="ce8" office:value-type="float" office:value="0" table:formula="of:=([.B15]*[.G15]+[.B16]*[.G16]+[.B17]*[.G17]+[.B18]*[.G18]+[.B19]*[.G19]+[.B20]*[.G20])/100">
            <text:p>0</text:p>
          </table:table-cell>
          <table:table-cell table:style-name="ce8" office:value-type="float" office:value="0" table:formula="of:=([.B15]*[.H15]+[.B16]*[.H16]+[.B17]*[.H17]+[.B18]*[.H18]+[.B19]*[.H19]+[.B20]*[.H20])/100">
            <text:p>0</text:p>
          </table:table-cell>
          <table:table-cell table:style-name="ce8" office:value-type="float" office:value="0" table:formula="of:=([.B15]*[.I15]+[.B16]*[.I16]+[.B17]*[.I17]+[.B18]*[.I18]+[.B19]*[.I19]+[.B20]*[.I20])/100">
            <text:p>0</text:p>
          </table:table-cell>
          <table:table-cell table:style-name="ce8" office:value-type="float" office:value="0" table:formula="of:=([.B15]*[.J15]+[.B16]*[.J16]+[.B17]*[.J17]+[.B18]*[.J18]+[.B19]*[.J19]+[.B20]*[.J20])/100">
            <text:p>0</text:p>
          </table:table-cell>
          <table:table-cell table:style-name="ce8" office:value-type="float" office:value="0" table:formula="of:=([.B15]*[.K15]+[.B16]*[.K16]+[.B17]*[.K17]+[.B18]*[.K18]+[.B19]*[.K19]+[.B20]*[.K20])/100">
            <text:p>0</text:p>
          </table:table-cell>
          <table:table-cell table:style-name="ce8" office:value-type="float" office:value="0" table:formula="of:=([.B15]*[.L15]+[.B16]*[.L16]+[.B17]*[.L17]+[.B18]*[.L18]+[.B19]*[.L19]+[.B20]*[.L20])/100">
            <text:p>0</text:p>
          </table:table-cell>
          <table:table-cell table:style-name="ce8" office:value-type="float" office:value="0" table:formula="of:=([.B15]*[.M15]+[.B16]*[.M16]+[.B17]*[.M17]+[.B18]*[.M18]+[.B19]*[.M19]+[.B20]*[.M20])/100">
            <text:p>0</text:p>
          </table:table-cell>
          <table:table-cell table:style-name="ce8" office:value-type="float" office:value="0" table:formula="of:=([.B15]*[.N15]+[.B16]*[.N16]+[.B17]*[.N17]+[.B18]*[.N18]+[.B19]*[.N19]+[.B20]*[.N20])/100">
            <text:p>0</text:p>
          </table:table-cell>
          <table:table-cell table:style-name="ce8" office:value-type="float" office:value="0" table:formula="of:=([.B15]*[.O15]+[.B16]*[.O16]+[.B17]*[.O17]+[.B18]*[.O18]+[.B19]*[.O19]+[.B20]*[.O20])/100">
            <text:p>0</text:p>
          </table:table-cell>
          <table:table-cell table:style-name="ce8" office:value-type="float" office:value="0" table:formula="of:=([.B15]*[.P15]+[.B16]*[.P16]+[.B17]*[.P17]+[.B18]*[.P18]+[.B19]*[.P19]+[.B20]*[.P20])/100">
            <text:p>0</text:p>
          </table:table-cell>
          <table:table-cell table:style-name="ce8" office:value-type="float" office:value="0" table:formula="of:=([.B15]*[.Q15]+[.B16]*[.Q16]+[.B17]*[.Q17]+[.B18]*[.Q18]+[.B19]*[.Q19]+[.B20]*[.Q20])/100">
            <text:p>0</text:p>
          </table:table-cell>
          <table:table-cell table:style-name="ce8" office:value-type="float" office:value="0" table:formula="of:=([.B15]*[.R15]+[.B16]*[.R16]+[.B17]*[.R17]+[.B18]*[.R18]+[.B19]*[.R19]+[.B20]*[.R20])/100">
            <text:p>0</text:p>
          </table:table-cell>
          <table:table-cell table:style-name="ce8" office:value-type="float" office:value="0" table:formula="of:=([.B15]*[.S15]+[.B16]*[.S16]+[.B17]*[.S17]+[.B18]*[.S18]+[.B19]*[.S19]+[.B20]*[.S20])/100">
            <text:p>0</text:p>
          </table:table-cell>
          <table:table-cell table:style-name="ce8" office:value-type="float" office:value="0" table:formula="of:=([.B15]*[.T15]+[.B16]*[.T16]+[.B17]*[.T17]+[.B18]*[.T18]+[.B19]*[.T19]+[.B20]*[.T20])/100">
            <text:p>0</text:p>
          </table:table-cell>
          <table:table-cell table:style-name="ce8" office:value-type="float" office:value="0" table:formula="of:=([.B15]*[.U15]+[.B16]*[.U16]+[.B17]*[.U17]+[.B18]*[.U18]+[.B19]*[.U19]+[.B20]*[.U20])/100">
            <text:p>0</text:p>
          </table:table-cell>
          <table:table-cell table:style-name="ce8" office:value-type="float" office:value="0" table:formula="of:=([.B15]*[.V15]+[.B16]*[.V16]+[.B17]*[.V17]+[.B18]*[.V18]+[.B19]*[.V19]+[.B20]*[.V20])/100">
            <text:p>0</text:p>
          </table:table-cell>
          <table:table-cell table:style-name="ce8" office:value-type="float" office:value="0" table:formula="of:=([.B15]*[.W15]+[.B16]*[.W16]+[.B17]*[.W17]+[.B18]*[.W18]+[.B19]*[.W19]+[.B20]*[.W20])/100">
            <text:p>0</text:p>
          </table:table-cell>
          <table:table-cell table:style-name="ce8" office:value-type="float" office:value="0" table:formula="of:=([.B15]*[.X15]+[.B16]*[.X16]+[.B17]*[.X17]+[.B18]*[.X18]+[.B19]*[.X19]+[.B20]*[.X20])/100">
            <text:p>0</text:p>
          </table:table-cell>
          <table:table-cell table:style-name="ce8" office:value-type="float" office:value="0" table:formula="of:=([.B15]*[.Y15]+[.B16]*[.Y16]+[.B17]*[.Y17]+[.B18]*[.Y18]+[.B19]*[.Y19]+[.B20]*[.Y20])/100">
            <text:p>0</text:p>
          </table:table-cell>
        </table:table-row>
        <table:table-row table:style-name="ro1">
          <table:table-cell table:style-name="ce3" office:value-type="string">
            <text:p>RA 3 Crea componentes visuales valorando y empleando herramientas específic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identificado las herramientas para diseño y prueba de component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n creado componentes visua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definido sus métodos y propiedades con asignación de valores por defect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determinado los eventos a los que debe responder el componente y se les han asociado las acciones correspondient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realizado pruebas unitarias sobre los componentes desarrolla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n documentado los componentes crea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n empaquetado component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h) Se han programado aplicaciones cuyo interfaz gráfico utiliza los componentes crea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23]*[.C23]+[.B24]*[.C24]+[.B25]*[.C25]+[.B26]*[.C26]+[.B27]*[.C27]+[.B28]*[.C28]+[.B29]*[.C29]+[.B30]*[.C30])/100">
            <text:p>0</text:p>
          </table:table-cell>
          <table:table-cell table:style-name="ce8" office:value-type="float" office:value="0" table:formula="of:=([.B23]*[.D23]+[.B24]*[.D24]+[.B25]*[.D25]+[.B26]*[.D26]+[.B27]*[.D27]+[.B28]*[.D28]+[.B29]*[.D29]+[.B30]*[.D30])/100">
            <text:p>0</text:p>
          </table:table-cell>
          <table:table-cell table:style-name="ce8" office:value-type="float" office:value="0" table:formula="of:=([.B23]*[.E23]+[.B24]*[.E24]+[.B25]*[.E25]+[.B26]*[.E26]+[.B27]*[.E27]+[.B28]*[.E28]+[.B29]*[.E29]+[.B30]*[.E30])/100">
            <text:p>0</text:p>
          </table:table-cell>
          <table:table-cell table:style-name="ce8" office:value-type="float" office:value="0" table:formula="of:=([.B23]*[.F23]+[.B24]*[.F24]+[.B25]*[.F25]+[.B26]*[.F26]+[.B27]*[.F27]+[.B28]*[.F28]+[.B29]*[.F29]+[.B30]*[.F30])/100">
            <text:p>0</text:p>
          </table:table-cell>
          <table:table-cell table:style-name="ce8" office:value-type="float" office:value="0" table:formula="of:=([.B23]*[.G23]+[.B24]*[.G24]+[.B25]*[.G25]+[.B26]*[.G26]+[.B27]*[.G27]+[.B28]*[.G28]+[.B29]*[.G29]+[.B30]*[.G30])/100">
            <text:p>0</text:p>
          </table:table-cell>
          <table:table-cell table:style-name="ce8" office:value-type="float" office:value="0" table:formula="of:=([.B23]*[.H23]+[.B24]*[.H24]+[.B25]*[.H25]+[.B26]*[.H26]+[.B27]*[.H27]+[.B28]*[.H28]+[.B29]*[.H29]+[.B30]*[.H30])/100">
            <text:p>0</text:p>
          </table:table-cell>
          <table:table-cell table:style-name="ce8" office:value-type="float" office:value="0" table:formula="of:=([.B23]*[.I23]+[.B24]*[.I24]+[.B25]*[.I25]+[.B26]*[.I26]+[.B27]*[.I27]+[.B28]*[.I28]+[.B29]*[.I29]+[.B30]*[.I30])/100">
            <text:p>0</text:p>
          </table:table-cell>
          <table:table-cell table:style-name="ce8" office:value-type="float" office:value="0" table:formula="of:=([.B23]*[.J23]+[.B24]*[.J24]+[.B25]*[.J25]+[.B26]*[.J26]+[.B27]*[.J27]+[.B28]*[.J28]+[.B29]*[.J29]+[.B30]*[.J30])/100">
            <text:p>0</text:p>
          </table:table-cell>
          <table:table-cell table:style-name="ce8" office:value-type="float" office:value="0" table:formula="of:=([.B23]*[.K23]+[.B24]*[.K24]+[.B25]*[.K25]+[.B26]*[.K26]+[.B27]*[.K27]+[.B28]*[.K28]+[.B29]*[.K29]+[.B30]*[.K30])/100">
            <text:p>0</text:p>
          </table:table-cell>
          <table:table-cell table:style-name="ce8" office:value-type="float" office:value="0" table:formula="of:=([.B23]*[.L23]+[.B24]*[.L24]+[.B25]*[.L25]+[.B26]*[.L26]+[.B27]*[.L27]+[.B28]*[.L28]+[.B29]*[.L29]+[.B30]*[.L30])/100">
            <text:p>0</text:p>
          </table:table-cell>
          <table:table-cell table:style-name="ce8" office:value-type="float" office:value="0" table:formula="of:=([.B23]*[.M23]+[.B24]*[.M24]+[.B25]*[.M25]+[.B26]*[.M26]+[.B27]*[.M27]+[.B28]*[.M28]+[.B29]*[.M29]+[.B30]*[.M30])/100">
            <text:p>0</text:p>
          </table:table-cell>
          <table:table-cell table:style-name="ce8" office:value-type="float" office:value="0" table:formula="of:=([.B23]*[.N23]+[.B24]*[.N24]+[.B25]*[.N25]+[.B26]*[.N26]+[.B27]*[.N27]+[.B28]*[.N28]+[.B29]*[.N29]+[.B30]*[.N30])/100">
            <text:p>0</text:p>
          </table:table-cell>
          <table:table-cell table:style-name="ce8" office:value-type="float" office:value="0" table:formula="of:=([.B23]*[.O23]+[.B24]*[.O24]+[.B25]*[.O25]+[.B26]*[.O26]+[.B27]*[.O27]+[.B28]*[.O28]+[.B29]*[.O29]+[.B30]*[.O30])/100">
            <text:p>0</text:p>
          </table:table-cell>
          <table:table-cell table:style-name="ce8" office:value-type="float" office:value="0" table:formula="of:=([.B23]*[.P23]+[.B24]*[.P24]+[.B25]*[.P25]+[.B26]*[.P26]+[.B27]*[.P27]+[.B28]*[.P28]+[.B29]*[.P29]+[.B30]*[.P30])/100">
            <text:p>0</text:p>
          </table:table-cell>
          <table:table-cell table:style-name="ce8" office:value-type="float" office:value="0" table:formula="of:=([.B23]*[.Q23]+[.B24]*[.Q24]+[.B25]*[.Q25]+[.B26]*[.Q26]+[.B27]*[.Q27]+[.B28]*[.Q28]+[.B29]*[.Q29]+[.B30]*[.Q30])/100">
            <text:p>0</text:p>
          </table:table-cell>
          <table:table-cell table:style-name="ce8" office:value-type="float" office:value="0" table:formula="of:=([.B23]*[.R23]+[.B24]*[.R24]+[.B25]*[.R25]+[.B26]*[.R26]+[.B27]*[.R27]+[.B28]*[.R28]+[.B29]*[.R29]+[.B30]*[.R30])/100">
            <text:p>0</text:p>
          </table:table-cell>
          <table:table-cell table:style-name="ce8" office:value-type="float" office:value="0" table:formula="of:=([.B23]*[.S23]+[.B24]*[.S24]+[.B25]*[.S25]+[.B26]*[.S26]+[.B27]*[.S27]+[.B28]*[.S28]+[.B29]*[.S29]+[.B30]*[.S30])/100">
            <text:p>0</text:p>
          </table:table-cell>
          <table:table-cell table:style-name="ce8" office:value-type="float" office:value="0" table:formula="of:=([.B23]*[.T23]+[.B24]*[.T24]+[.B25]*[.T25]+[.B26]*[.T26]+[.B27]*[.T27]+[.B28]*[.T28]+[.B29]*[.T29]+[.B30]*[.T30])/100">
            <text:p>0</text:p>
          </table:table-cell>
          <table:table-cell table:style-name="ce8" office:value-type="float" office:value="0" table:formula="of:=([.B23]*[.U23]+[.B24]*[.U24]+[.B25]*[.U25]+[.B26]*[.U26]+[.B27]*[.U27]+[.B28]*[.U28]+[.B29]*[.U29]+[.B30]*[.U30])/100">
            <text:p>0</text:p>
          </table:table-cell>
          <table:table-cell table:style-name="ce8" office:value-type="float" office:value="0" table:formula="of:=([.B23]*[.V23]+[.B24]*[.V24]+[.B25]*[.V25]+[.B26]*[.V26]+[.B27]*[.V27]+[.B28]*[.V28]+[.B29]*[.V29]+[.B30]*[.V30])/100">
            <text:p>0</text:p>
          </table:table-cell>
          <table:table-cell table:style-name="ce8" office:value-type="float" office:value="0" table:formula="of:=([.B23]*[.W23]+[.B24]*[.W24]+[.B25]*[.W25]+[.B26]*[.W26]+[.B27]*[.W27]+[.B28]*[.W28]+[.B29]*[.W29]+[.B30]*[.W30])/100">
            <text:p>0</text:p>
          </table:table-cell>
          <table:table-cell table:style-name="ce8" office:value-type="float" office:value="0" table:formula="of:=([.B23]*[.X23]+[.B24]*[.X24]+[.B25]*[.X25]+[.B26]*[.X26]+[.B27]*[.X27]+[.B28]*[.X28]+[.B29]*[.X29]+[.B30]*[.X30])/100">
            <text:p>0</text:p>
          </table:table-cell>
          <table:table-cell table:style-name="ce8" office:value-type="float" office:value="0" table:formula="of:=([.B23]*[.Y23]+[.B24]*[.Y24]+[.B25]*[.Y25]+[.B26]*[.Y26]+[.B27]*[.Y27]+[.B28]*[.Y28]+[.B29]*[.Y29]+[.B30]*[.Y30])/100">
            <text:p>0</text:p>
          </table:table-cell>
        </table:table-row>
        <table:table-row table:style-name="ro1">
          <table:table-cell table:style-name="ce3" office:value-type="string">
            <text:p>RA 4 Diseña interfaces gráficas identificando y aplicando criterios de usabilidad y accesibilidad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identificado los principales estándares de usabilidad y accesibilidad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 valorado la importancia del uso de estándares para la creación de interfac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creado diferentes tipos de menús cuya estructura y contenido siguen los estándares estableci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distribuido las acciones en menús, barras de herramientas, botones de comando, entre otros, siguiendo un criterio coherente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distribuido adecuadamente los controles en la interfaz de usuari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 utilizado el tipo de control más apropiado en cada cas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 diseñado el aspecto de la interfaz de usuario (colores y fuentes entre otros) atendiendo a su legibilidad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h) Se ha verificado que los mensajes generados por la aplicación son adecuados en extensión y claridad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i) Se han realizado pruebas para evaluar la usabilidad y accesibilidad de la aplic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33]*[.C33]+[.B34]*[.C34]+[.B35]*[.C35]+[.B36]*[.C36]+[.B37]*[.C37]+[.B38]*[.C38]+[.B39]*[.C39]+[.B40]*[.C40]+[.B41]*[.C41])/100">
            <text:p>0</text:p>
          </table:table-cell>
          <table:table-cell table:style-name="ce8" office:value-type="float" office:value="0" table:formula="of:=([.B33]*[.D33]+[.B34]*[.D34]+[.B35]*[.D35]+[.B36]*[.D36]+[.B37]*[.D37]+[.B38]*[.D38]+[.B39]*[.D39]+[.B40]*[.D40]+[.B41]*[.D41])/100">
            <text:p>0</text:p>
          </table:table-cell>
          <table:table-cell table:style-name="ce8" office:value-type="float" office:value="0" table:formula="of:=([.B33]*[.E33]+[.B34]*[.E34]+[.B35]*[.E35]+[.B36]*[.E36]+[.B37]*[.E37]+[.B38]*[.E38]+[.B39]*[.E39]+[.B40]*[.E40]+[.B41]*[.E41])/100">
            <text:p>0</text:p>
          </table:table-cell>
          <table:table-cell table:style-name="ce8" office:value-type="float" office:value="0" table:formula="of:=([.B33]*[.F33]+[.B34]*[.F34]+[.B35]*[.F35]+[.B36]*[.F36]+[.B37]*[.F37]+[.B38]*[.F38]+[.B39]*[.F39]+[.B40]*[.F40]+[.B41]*[.F41])/100">
            <text:p>0</text:p>
          </table:table-cell>
          <table:table-cell table:style-name="ce8" office:value-type="float" office:value="0" table:formula="of:=([.B33]*[.G33]+[.B34]*[.G34]+[.B35]*[.G35]+[.B36]*[.G36]+[.B37]*[.G37]+[.B38]*[.G38]+[.B39]*[.G39]+[.B40]*[.G40]+[.B41]*[.G41])/100">
            <text:p>0</text:p>
          </table:table-cell>
          <table:table-cell table:style-name="ce8" office:value-type="float" office:value="0" table:formula="of:=([.B33]*[.H33]+[.B34]*[.H34]+[.B35]*[.H35]+[.B36]*[.H36]+[.B37]*[.H37]+[.B38]*[.H38]+[.B39]*[.H39]+[.B40]*[.H40]+[.B41]*[.H41])/100">
            <text:p>0</text:p>
          </table:table-cell>
          <table:table-cell table:style-name="ce8" office:value-type="float" office:value="0" table:formula="of:=([.B33]*[.I33]+[.B34]*[.I34]+[.B35]*[.I35]+[.B36]*[.I36]+[.B37]*[.I37]+[.B38]*[.I38]+[.B39]*[.I39]+[.B40]*[.I40]+[.B41]*[.I41])/100">
            <text:p>0</text:p>
          </table:table-cell>
          <table:table-cell table:style-name="ce8" office:value-type="float" office:value="0" table:formula="of:=([.B33]*[.J33]+[.B34]*[.J34]+[.B35]*[.J35]+[.B36]*[.J36]+[.B37]*[.J37]+[.B38]*[.J38]+[.B39]*[.J39]+[.B40]*[.J40]+[.B41]*[.J41])/100">
            <text:p>0</text:p>
          </table:table-cell>
          <table:table-cell table:style-name="ce8" office:value-type="float" office:value="0" table:formula="of:=([.B33]*[.K33]+[.B34]*[.K34]+[.B35]*[.K35]+[.B36]*[.K36]+[.B37]*[.K37]+[.B38]*[.K38]+[.B39]*[.K39]+[.B40]*[.K40]+[.B41]*[.K41])/100">
            <text:p>0</text:p>
          </table:table-cell>
          <table:table-cell table:style-name="ce8" office:value-type="float" office:value="0" table:formula="of:=([.B33]*[.L33]+[.B34]*[.L34]+[.B35]*[.L35]+[.B36]*[.L36]+[.B37]*[.L37]+[.B38]*[.L38]+[.B39]*[.L39]+[.B40]*[.L40]+[.B41]*[.L41])/100">
            <text:p>0</text:p>
          </table:table-cell>
          <table:table-cell table:style-name="ce8" office:value-type="float" office:value="0" table:formula="of:=([.B33]*[.M33]+[.B34]*[.M34]+[.B35]*[.M35]+[.B36]*[.M36]+[.B37]*[.M37]+[.B38]*[.M38]+[.B39]*[.M39]+[.B40]*[.M40]+[.B41]*[.M41])/100">
            <text:p>0</text:p>
          </table:table-cell>
          <table:table-cell table:style-name="ce8" office:value-type="float" office:value="0" table:formula="of:=([.B33]*[.N33]+[.B34]*[.N34]+[.B35]*[.N35]+[.B36]*[.N36]+[.B37]*[.N37]+[.B38]*[.N38]+[.B39]*[.N39]+[.B40]*[.N40]+[.B41]*[.N41])/100">
            <text:p>0</text:p>
          </table:table-cell>
          <table:table-cell table:style-name="ce8" office:value-type="float" office:value="0" table:formula="of:=([.B33]*[.O33]+[.B34]*[.O34]+[.B35]*[.O35]+[.B36]*[.O36]+[.B37]*[.O37]+[.B38]*[.O38]+[.B39]*[.O39]+[.B40]*[.O40]+[.B41]*[.O41])/100">
            <text:p>0</text:p>
          </table:table-cell>
          <table:table-cell table:style-name="ce8" office:value-type="float" office:value="0" table:formula="of:=([.B33]*[.P33]+[.B34]*[.P34]+[.B35]*[.P35]+[.B36]*[.P36]+[.B37]*[.P37]+[.B38]*[.P38]+[.B39]*[.P39]+[.B40]*[.P40]+[.B41]*[.P41])/100">
            <text:p>0</text:p>
          </table:table-cell>
          <table:table-cell table:style-name="ce8" office:value-type="float" office:value="0" table:formula="of:=([.B33]*[.Q33]+[.B34]*[.Q34]+[.B35]*[.Q35]+[.B36]*[.Q36]+[.B37]*[.Q37]+[.B38]*[.Q38]+[.B39]*[.Q39]+[.B40]*[.Q40]+[.B41]*[.Q41])/100">
            <text:p>0</text:p>
          </table:table-cell>
          <table:table-cell table:style-name="ce8" office:value-type="float" office:value="0" table:formula="of:=([.B33]*[.R33]+[.B34]*[.R34]+[.B35]*[.R35]+[.B36]*[.R36]+[.B37]*[.R37]+[.B38]*[.R38]+[.B39]*[.R39]+[.B40]*[.R40]+[.B41]*[.R41])/100">
            <text:p>0</text:p>
          </table:table-cell>
          <table:table-cell table:style-name="ce8" office:value-type="float" office:value="0" table:formula="of:=([.B33]*[.S33]+[.B34]*[.S34]+[.B35]*[.S35]+[.B36]*[.S36]+[.B37]*[.S37]+[.B38]*[.S38]+[.B39]*[.S39]+[.B40]*[.S40]+[.B41]*[.S41])/100">
            <text:p>0</text:p>
          </table:table-cell>
          <table:table-cell table:style-name="ce8" office:value-type="float" office:value="0" table:formula="of:=([.B33]*[.T33]+[.B34]*[.T34]+[.B35]*[.T35]+[.B36]*[.T36]+[.B37]*[.T37]+[.B38]*[.T38]+[.B39]*[.T39]+[.B40]*[.T40]+[.B41]*[.T41])/100">
            <text:p>0</text:p>
          </table:table-cell>
          <table:table-cell table:style-name="ce8" office:value-type="float" office:value="0" table:formula="of:=([.B33]*[.U33]+[.B34]*[.U34]+[.B35]*[.U35]+[.B36]*[.U36]+[.B37]*[.U37]+[.B38]*[.U38]+[.B39]*[.U39]+[.B40]*[.U40]+[.B41]*[.U41])/100">
            <text:p>0</text:p>
          </table:table-cell>
          <table:table-cell table:style-name="ce8" office:value-type="float" office:value="0" table:formula="of:=([.B33]*[.V33]+[.B34]*[.V34]+[.B35]*[.V35]+[.B36]*[.V36]+[.B37]*[.V37]+[.B38]*[.V38]+[.B39]*[.V39]+[.B40]*[.V40]+[.B41]*[.V41])/100">
            <text:p>0</text:p>
          </table:table-cell>
          <table:table-cell table:style-name="ce8" office:value-type="float" office:value="0" table:formula="of:=([.B33]*[.W33]+[.B34]*[.W34]+[.B35]*[.W35]+[.B36]*[.W36]+[.B37]*[.W37]+[.B38]*[.W38]+[.B39]*[.W39]+[.B40]*[.W40]+[.B41]*[.W41])/100">
            <text:p>0</text:p>
          </table:table-cell>
          <table:table-cell table:style-name="ce8" office:value-type="float" office:value="0" table:formula="of:=([.B33]*[.X33]+[.B34]*[.X34]+[.B35]*[.X35]+[.B36]*[.X36]+[.B37]*[.X37]+[.B38]*[.X38]+[.B39]*[.X39]+[.B40]*[.X40]+[.B41]*[.X41])/100">
            <text:p>0</text:p>
          </table:table-cell>
          <table:table-cell table:style-name="ce8" office:value-type="float" office:value="0" table:formula="of:=([.B33]*[.Y33]+[.B34]*[.Y34]+[.B35]*[.Y35]+[.B36]*[.Y36]+[.B37]*[.Y37]+[.B38]*[.Y38]+[.B39]*[.Y39]+[.B40]*[.Y40]+[.B41]*[.Y41])/100">
            <text:p>0</text:p>
          </table:table-cell>
        </table:table-row>
        <table:table-row table:style-name="ro1">
          <table:table-cell table:style-name="ce3" office:value-type="string">
            <text:p>RA 5 Crea informes evaluando y utilizando herramientas gráfic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 establecido la estructura del informe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n generado informes básicos a partir de diferentes fuentes de datos mediante asistent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establecido filtros sobre los valores a presentar en los inform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incluido valores calculados, recuentos y tota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incluido gráficos generados a partir de los dat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n utilizado herramientas para generar el código correspondiente a los informes de una aplic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 modificado el código correspondiente a los inform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h) Se ha desarrollado una aplicación que incluye informes incrusta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44]*[.C44]+[.B45]*[.C45]+[.B46]*[.C46]+[.B47]*[.C47]+[.B48]*[.C48]+[.B49]*[.C49]+[.B50]*[.C50]+[.B51]*[.C51])/100">
            <text:p>0</text:p>
          </table:table-cell>
          <table:table-cell table:style-name="ce8" office:value-type="float" office:value="0" table:formula="of:=([.B44]*[.D44]+[.B45]*[.D45]+[.B46]*[.D46]+[.B47]*[.D47]+[.B48]*[.D48]+[.B49]*[.D49]+[.B50]*[.D50]+[.B51]*[.D51])/100">
            <text:p>0</text:p>
          </table:table-cell>
          <table:table-cell table:style-name="ce8" office:value-type="float" office:value="0" table:formula="of:=([.B44]*[.E44]+[.B45]*[.E45]+[.B46]*[.E46]+[.B47]*[.E47]+[.B48]*[.E48]+[.B49]*[.E49]+[.B50]*[.E50]+[.B51]*[.E51])/100">
            <text:p>0</text:p>
          </table:table-cell>
          <table:table-cell table:style-name="ce8" office:value-type="float" office:value="0" table:formula="of:=([.B44]*[.F44]+[.B45]*[.F45]+[.B46]*[.F46]+[.B47]*[.F47]+[.B48]*[.F48]+[.B49]*[.F49]+[.B50]*[.F50]+[.B51]*[.F51])/100">
            <text:p>0</text:p>
          </table:table-cell>
          <table:table-cell table:style-name="ce8" office:value-type="float" office:value="0" table:formula="of:=([.B44]*[.G44]+[.B45]*[.G45]+[.B46]*[.G46]+[.B47]*[.G47]+[.B48]*[.G48]+[.B49]*[.G49]+[.B50]*[.G50]+[.B51]*[.G51])/100">
            <text:p>0</text:p>
          </table:table-cell>
          <table:table-cell table:style-name="ce8" office:value-type="float" office:value="0" table:formula="of:=([.B44]*[.H44]+[.B45]*[.H45]+[.B46]*[.H46]+[.B47]*[.H47]+[.B48]*[.H48]+[.B49]*[.H49]+[.B50]*[.H50]+[.B51]*[.H51])/100">
            <text:p>0</text:p>
          </table:table-cell>
          <table:table-cell table:style-name="ce8" office:value-type="float" office:value="0" table:formula="of:=([.B44]*[.I44]+[.B45]*[.I45]+[.B46]*[.I46]+[.B47]*[.I47]+[.B48]*[.I48]+[.B49]*[.I49]+[.B50]*[.I50]+[.B51]*[.I51])/100">
            <text:p>0</text:p>
          </table:table-cell>
          <table:table-cell table:style-name="ce8" office:value-type="float" office:value="0" table:formula="of:=([.B44]*[.J44]+[.B45]*[.J45]+[.B46]*[.J46]+[.B47]*[.J47]+[.B48]*[.J48]+[.B49]*[.J49]+[.B50]*[.J50]+[.B51]*[.J51])/100">
            <text:p>0</text:p>
          </table:table-cell>
          <table:table-cell table:style-name="ce8" office:value-type="float" office:value="0" table:formula="of:=([.B44]*[.K44]+[.B45]*[.K45]+[.B46]*[.K46]+[.B47]*[.K47]+[.B48]*[.K48]+[.B49]*[.K49]+[.B50]*[.K50]+[.B51]*[.K51])/100">
            <text:p>0</text:p>
          </table:table-cell>
          <table:table-cell table:style-name="ce8" office:value-type="float" office:value="0" table:formula="of:=([.B44]*[.L44]+[.B45]*[.L45]+[.B46]*[.L46]+[.B47]*[.L47]+[.B48]*[.L48]+[.B49]*[.L49]+[.B50]*[.L50]+[.B51]*[.L51])/100">
            <text:p>0</text:p>
          </table:table-cell>
          <table:table-cell table:style-name="ce8" office:value-type="float" office:value="0" table:formula="of:=([.B44]*[.M44]+[.B45]*[.M45]+[.B46]*[.M46]+[.B47]*[.M47]+[.B48]*[.M48]+[.B49]*[.M49]+[.B50]*[.M50]+[.B51]*[.M51])/100">
            <text:p>0</text:p>
          </table:table-cell>
          <table:table-cell table:style-name="ce8" office:value-type="float" office:value="0" table:formula="of:=([.B44]*[.N44]+[.B45]*[.N45]+[.B46]*[.N46]+[.B47]*[.N47]+[.B48]*[.N48]+[.B49]*[.N49]+[.B50]*[.N50]+[.B51]*[.N51])/100">
            <text:p>0</text:p>
          </table:table-cell>
          <table:table-cell table:style-name="ce8" office:value-type="float" office:value="0" table:formula="of:=([.B44]*[.O44]+[.B45]*[.O45]+[.B46]*[.O46]+[.B47]*[.O47]+[.B48]*[.O48]+[.B49]*[.O49]+[.B50]*[.O50]+[.B51]*[.O51])/100">
            <text:p>0</text:p>
          </table:table-cell>
          <table:table-cell table:style-name="ce8" office:value-type="float" office:value="0" table:formula="of:=([.B44]*[.P44]+[.B45]*[.P45]+[.B46]*[.P46]+[.B47]*[.P47]+[.B48]*[.P48]+[.B49]*[.P49]+[.B50]*[.P50]+[.B51]*[.P51])/100">
            <text:p>0</text:p>
          </table:table-cell>
          <table:table-cell table:style-name="ce8" office:value-type="float" office:value="0" table:formula="of:=([.B44]*[.Q44]+[.B45]*[.Q45]+[.B46]*[.Q46]+[.B47]*[.Q47]+[.B48]*[.Q48]+[.B49]*[.Q49]+[.B50]*[.Q50]+[.B51]*[.Q51])/100">
            <text:p>0</text:p>
          </table:table-cell>
          <table:table-cell table:style-name="ce8" office:value-type="float" office:value="0" table:formula="of:=([.B44]*[.R44]+[.B45]*[.R45]+[.B46]*[.R46]+[.B47]*[.R47]+[.B48]*[.R48]+[.B49]*[.R49]+[.B50]*[.R50]+[.B51]*[.R51])/100">
            <text:p>0</text:p>
          </table:table-cell>
          <table:table-cell table:style-name="ce8" office:value-type="float" office:value="0" table:formula="of:=([.B44]*[.S44]+[.B45]*[.S45]+[.B46]*[.S46]+[.B47]*[.S47]+[.B48]*[.S48]+[.B49]*[.S49]+[.B50]*[.S50]+[.B51]*[.S51])/100">
            <text:p>0</text:p>
          </table:table-cell>
          <table:table-cell table:style-name="ce8" office:value-type="float" office:value="0" table:formula="of:=([.B44]*[.T44]+[.B45]*[.T45]+[.B46]*[.T46]+[.B47]*[.T47]+[.B48]*[.T48]+[.B49]*[.T49]+[.B50]*[.T50]+[.B51]*[.T51])/100">
            <text:p>0</text:p>
          </table:table-cell>
          <table:table-cell table:style-name="ce8" office:value-type="float" office:value="0" table:formula="of:=([.B44]*[.U44]+[.B45]*[.U45]+[.B46]*[.U46]+[.B47]*[.U47]+[.B48]*[.U48]+[.B49]*[.U49]+[.B50]*[.U50]+[.B51]*[.U51])/100">
            <text:p>0</text:p>
          </table:table-cell>
          <table:table-cell table:style-name="ce8" office:value-type="float" office:value="0" table:formula="of:=([.B44]*[.V44]+[.B45]*[.V45]+[.B46]*[.V46]+[.B47]*[.V47]+[.B48]*[.V48]+[.B49]*[.V49]+[.B50]*[.V50]+[.B51]*[.V51])/100">
            <text:p>0</text:p>
          </table:table-cell>
          <table:table-cell table:style-name="ce8" office:value-type="float" office:value="0" table:formula="of:=([.B44]*[.W44]+[.B45]*[.W45]+[.B46]*[.W46]+[.B47]*[.W47]+[.B48]*[.W48]+[.B49]*[.W49]+[.B50]*[.W50]+[.B51]*[.W51])/100">
            <text:p>0</text:p>
          </table:table-cell>
          <table:table-cell table:style-name="ce8" office:value-type="float" office:value="0" table:formula="of:=([.B44]*[.X44]+[.B45]*[.X45]+[.B46]*[.X46]+[.B47]*[.X47]+[.B48]*[.X48]+[.B49]*[.X49]+[.B50]*[.X50]+[.B51]*[.X51])/100">
            <text:p>0</text:p>
          </table:table-cell>
          <table:table-cell table:style-name="ce8" office:value-type="float" office:value="0" table:formula="of:=([.B44]*[.Y44]+[.B45]*[.Y45]+[.B46]*[.Y46]+[.B47]*[.Y47]+[.B48]*[.Y48]+[.B49]*[.Y49]+[.B50]*[.Y50]+[.B51]*[.Y51])/100">
            <text:p>0</text:p>
          </table:table-cell>
        </table:table-row>
        <table:table-row table:style-name="ro1">
          <table:table-cell table:style-name="ce3" office:value-type="string">
            <text:p>RA 6 Documenta aplicaciones seleccionando y utilizando herramientas específic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identificado sistemas de generación de ayud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n generado ayudas en los formatos habitua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generado ayudas sensibles al context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 documentado la estructura de la información persistente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 confeccionado el manual de usuario y la guía de referencia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n confeccionado los manuales de instalación, configuración y administr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n confeccionado tutoriale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54]*[.C54]+[.B55]*[.C55]+[.B56]*[.C56]+[.B57]*[.C57]+[.B58]*[.C58]+[.B59]*[.C59]+[.B60]*[.C60])/100">
            <text:p>0</text:p>
          </table:table-cell>
          <table:table-cell table:style-name="ce8" office:value-type="float" office:value="0" table:formula="of:=([.B54]*[.D54]+[.B55]*[.D55]+[.B56]*[.D56]+[.B57]*[.D57]+[.B58]*[.D58]+[.B59]*[.D59]+[.B60]*[.D60])/100">
            <text:p>0</text:p>
          </table:table-cell>
          <table:table-cell table:style-name="ce8" office:value-type="float" office:value="0" table:formula="of:=([.B54]*[.E54]+[.B55]*[.E55]+[.B56]*[.E56]+[.B57]*[.E57]+[.B58]*[.E58]+[.B59]*[.E59]+[.B60]*[.E60])/100">
            <text:p>0</text:p>
          </table:table-cell>
          <table:table-cell table:style-name="ce8" office:value-type="float" office:value="0" table:formula="of:=([.B54]*[.F54]+[.B55]*[.F55]+[.B56]*[.F56]+[.B57]*[.F57]+[.B58]*[.F58]+[.B59]*[.F59]+[.B60]*[.F60])/100">
            <text:p>0</text:p>
          </table:table-cell>
          <table:table-cell table:style-name="ce8" office:value-type="float" office:value="0" table:formula="of:=([.B54]*[.G54]+[.B55]*[.G55]+[.B56]*[.G56]+[.B57]*[.G57]+[.B58]*[.G58]+[.B59]*[.G59]+[.B60]*[.G60])/100">
            <text:p>0</text:p>
          </table:table-cell>
          <table:table-cell table:style-name="ce8" office:value-type="float" office:value="0" table:formula="of:=([.B54]*[.H54]+[.B55]*[.H55]+[.B56]*[.H56]+[.B57]*[.H57]+[.B58]*[.H58]+[.B59]*[.H59]+[.B60]*[.H60])/100">
            <text:p>0</text:p>
          </table:table-cell>
          <table:table-cell table:style-name="ce8" office:value-type="float" office:value="0" table:formula="of:=([.B54]*[.I54]+[.B55]*[.I55]+[.B56]*[.I56]+[.B57]*[.I57]+[.B58]*[.I58]+[.B59]*[.I59]+[.B60]*[.I60])/100">
            <text:p>0</text:p>
          </table:table-cell>
          <table:table-cell table:style-name="ce8" office:value-type="float" office:value="0" table:formula="of:=([.B54]*[.J54]+[.B55]*[.J55]+[.B56]*[.J56]+[.B57]*[.J57]+[.B58]*[.J58]+[.B59]*[.J59]+[.B60]*[.J60])/100">
            <text:p>0</text:p>
          </table:table-cell>
          <table:table-cell table:style-name="ce8" office:value-type="float" office:value="0" table:formula="of:=([.B54]*[.K54]+[.B55]*[.K55]+[.B56]*[.K56]+[.B57]*[.K57]+[.B58]*[.K58]+[.B59]*[.K59]+[.B60]*[.K60])/100">
            <text:p>0</text:p>
          </table:table-cell>
          <table:table-cell table:style-name="ce8" office:value-type="float" office:value="0" table:formula="of:=([.B54]*[.L54]+[.B55]*[.L55]+[.B56]*[.L56]+[.B57]*[.L57]+[.B58]*[.L58]+[.B59]*[.L59]+[.B60]*[.L60])/100">
            <text:p>0</text:p>
          </table:table-cell>
          <table:table-cell table:style-name="ce8" office:value-type="float" office:value="0" table:formula="of:=([.B54]*[.M54]+[.B55]*[.M55]+[.B56]*[.M56]+[.B57]*[.M57]+[.B58]*[.M58]+[.B59]*[.M59]+[.B60]*[.M60])/100">
            <text:p>0</text:p>
          </table:table-cell>
          <table:table-cell table:style-name="ce8" office:value-type="float" office:value="0" table:formula="of:=([.B54]*[.N54]+[.B55]*[.N55]+[.B56]*[.N56]+[.B57]*[.N57]+[.B58]*[.N58]+[.B59]*[.N59]+[.B60]*[.N60])/100">
            <text:p>0</text:p>
          </table:table-cell>
          <table:table-cell table:style-name="ce8" office:value-type="float" office:value="0" table:formula="of:=([.B54]*[.O54]+[.B55]*[.O55]+[.B56]*[.O56]+[.B57]*[.O57]+[.B58]*[.O58]+[.B59]*[.O59]+[.B60]*[.O60])/100">
            <text:p>0</text:p>
          </table:table-cell>
          <table:table-cell table:style-name="ce8" office:value-type="float" office:value="0" table:formula="of:=([.B54]*[.P54]+[.B55]*[.P55]+[.B56]*[.P56]+[.B57]*[.P57]+[.B58]*[.P58]+[.B59]*[.P59]+[.B60]*[.P60])/100">
            <text:p>0</text:p>
          </table:table-cell>
          <table:table-cell table:style-name="ce8" office:value-type="float" office:value="0" table:formula="of:=([.B54]*[.Q54]+[.B55]*[.Q55]+[.B56]*[.Q56]+[.B57]*[.Q57]+[.B58]*[.Q58]+[.B59]*[.Q59]+[.B60]*[.Q60])/100">
            <text:p>0</text:p>
          </table:table-cell>
          <table:table-cell table:style-name="ce8" office:value-type="float" office:value="0" table:formula="of:=([.B54]*[.R54]+[.B55]*[.R55]+[.B56]*[.R56]+[.B57]*[.R57]+[.B58]*[.R58]+[.B59]*[.R59]+[.B60]*[.R60])/100">
            <text:p>0</text:p>
          </table:table-cell>
          <table:table-cell table:style-name="ce8" office:value-type="float" office:value="0" table:formula="of:=([.B54]*[.S54]+[.B55]*[.S55]+[.B56]*[.S56]+[.B57]*[.S57]+[.B58]*[.S58]+[.B59]*[.S59]+[.B60]*[.S60])/100">
            <text:p>0</text:p>
          </table:table-cell>
          <table:table-cell table:style-name="ce8" office:value-type="float" office:value="0" table:formula="of:=([.B54]*[.T54]+[.B55]*[.T55]+[.B56]*[.T56]+[.B57]*[.T57]+[.B58]*[.T58]+[.B59]*[.T59]+[.B60]*[.T60])/100">
            <text:p>0</text:p>
          </table:table-cell>
          <table:table-cell table:style-name="ce8" office:value-type="float" office:value="0" table:formula="of:=([.B54]*[.U54]+[.B55]*[.U55]+[.B56]*[.U56]+[.B57]*[.U57]+[.B58]*[.U58]+[.B59]*[.U59]+[.B60]*[.U60])/100">
            <text:p>0</text:p>
          </table:table-cell>
          <table:table-cell table:style-name="ce8" office:value-type="float" office:value="0" table:formula="of:=([.B54]*[.V54]+[.B55]*[.V55]+[.B56]*[.V56]+[.B57]*[.V57]+[.B58]*[.V58]+[.B59]*[.V59]+[.B60]*[.V60])/100">
            <text:p>0</text:p>
          </table:table-cell>
          <table:table-cell table:style-name="ce8" office:value-type="float" office:value="0" table:formula="of:=([.B54]*[.W54]+[.B55]*[.W55]+[.B56]*[.W56]+[.B57]*[.W57]+[.B58]*[.W58]+[.B59]*[.W59]+[.B60]*[.W60])/100">
            <text:p>0</text:p>
          </table:table-cell>
          <table:table-cell table:style-name="ce8" office:value-type="float" office:value="0" table:formula="of:=([.B54]*[.X54]+[.B55]*[.X55]+[.B56]*[.X56]+[.B57]*[.X57]+[.B58]*[.X58]+[.B59]*[.X59]+[.B60]*[.X60])/100">
            <text:p>0</text:p>
          </table:table-cell>
          <table:table-cell table:style-name="ce8" office:value-type="float" office:value="0" table:formula="of:=([.B54]*[.Y54]+[.B55]*[.Y55]+[.B56]*[.Y56]+[.B57]*[.Y57]+[.B58]*[.Y58]+[.B59]*[.Y59]+[.B60]*[.Y60])/100">
            <text:p>0</text:p>
          </table:table-cell>
        </table:table-row>
        <table:table-row table:style-name="ro1">
          <table:table-cell table:style-name="ce3" office:value-type="string">
            <text:p>RA 7 Prepara aplicaciones para su distribución evaluando y utilizando herramientas específic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n empaquetado los componentes que requiere la aplic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 personalizado el asistente de instal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generado paquetes de instalación utilizando el entorno de desarroll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generado paquetes de instalación utilizando herramientas extern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firmado digitalmente las aplicaciones para su distribu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n generado paquetes instalables en modo desatendido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 preparado el paquete de instalación para que la aplicación pueda ser correctamente desinstalada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h) Se ha preparado la aplicación para ser distribuida a través de diferentes canales de distribu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63]*[.C63]+[.B64]*[.C64]+[.B65]*[.C65]+[.B66]*[.C66]+[.B67]*[.C67]+[.B68]*[.C68]+[.B69]*[.C69]+[.B70]*[.C70])/100">
            <text:p>0</text:p>
          </table:table-cell>
          <table:table-cell table:style-name="ce8" office:value-type="float" office:value="0" table:formula="of:=([.B63]*[.D63]+[.B64]*[.D64]+[.B65]*[.D65]+[.B66]*[.D66]+[.B67]*[.D67]+[.B68]*[.D68]+[.B69]*[.D69]+[.B70]*[.D70])/100">
            <text:p>0</text:p>
          </table:table-cell>
          <table:table-cell table:style-name="ce8" office:value-type="float" office:value="0" table:formula="of:=([.B63]*[.E63]+[.B64]*[.E64]+[.B65]*[.E65]+[.B66]*[.E66]+[.B67]*[.E67]+[.B68]*[.E68]+[.B69]*[.E69]+[.B70]*[.E70])/100">
            <text:p>0</text:p>
          </table:table-cell>
          <table:table-cell table:style-name="ce8" office:value-type="float" office:value="0" table:formula="of:=([.B63]*[.F63]+[.B64]*[.F64]+[.B65]*[.F65]+[.B66]*[.F66]+[.B67]*[.F67]+[.B68]*[.F68]+[.B69]*[.F69]+[.B70]*[.F70])/100">
            <text:p>0</text:p>
          </table:table-cell>
          <table:table-cell table:style-name="ce8" office:value-type="float" office:value="0" table:formula="of:=([.B63]*[.G63]+[.B64]*[.G64]+[.B65]*[.G65]+[.B66]*[.G66]+[.B67]*[.G67]+[.B68]*[.G68]+[.B69]*[.G69]+[.B70]*[.G70])/100">
            <text:p>0</text:p>
          </table:table-cell>
          <table:table-cell table:style-name="ce8" office:value-type="float" office:value="0" table:formula="of:=([.B63]*[.H63]+[.B64]*[.H64]+[.B65]*[.H65]+[.B66]*[.H66]+[.B67]*[.H67]+[.B68]*[.H68]+[.B69]*[.H69]+[.B70]*[.H70])/100">
            <text:p>0</text:p>
          </table:table-cell>
          <table:table-cell table:style-name="ce8" office:value-type="float" office:value="0" table:formula="of:=([.B63]*[.I63]+[.B64]*[.I64]+[.B65]*[.I65]+[.B66]*[.I66]+[.B67]*[.I67]+[.B68]*[.I68]+[.B69]*[.I69]+[.B70]*[.I70])/100">
            <text:p>0</text:p>
          </table:table-cell>
          <table:table-cell table:style-name="ce8" office:value-type="float" office:value="0" table:formula="of:=([.B63]*[.J63]+[.B64]*[.J64]+[.B65]*[.J65]+[.B66]*[.J66]+[.B67]*[.J67]+[.B68]*[.J68]+[.B69]*[.J69]+[.B70]*[.J70])/100">
            <text:p>0</text:p>
          </table:table-cell>
          <table:table-cell table:style-name="ce8" office:value-type="float" office:value="0" table:formula="of:=([.B63]*[.K63]+[.B64]*[.K64]+[.B65]*[.K65]+[.B66]*[.K66]+[.B67]*[.K67]+[.B68]*[.K68]+[.B69]*[.K69]+[.B70]*[.K70])/100">
            <text:p>0</text:p>
          </table:table-cell>
          <table:table-cell table:style-name="ce8" office:value-type="float" office:value="0" table:formula="of:=([.B63]*[.L63]+[.B64]*[.L64]+[.B65]*[.L65]+[.B66]*[.L66]+[.B67]*[.L67]+[.B68]*[.L68]+[.B69]*[.L69]+[.B70]*[.L70])/100">
            <text:p>0</text:p>
          </table:table-cell>
          <table:table-cell table:style-name="ce8" office:value-type="float" office:value="0" table:formula="of:=([.B63]*[.M63]+[.B64]*[.M64]+[.B65]*[.M65]+[.B66]*[.M66]+[.B67]*[.M67]+[.B68]*[.M68]+[.B69]*[.M69]+[.B70]*[.M70])/100">
            <text:p>0</text:p>
          </table:table-cell>
          <table:table-cell table:style-name="ce8" office:value-type="float" office:value="0" table:formula="of:=([.B63]*[.N63]+[.B64]*[.N64]+[.B65]*[.N65]+[.B66]*[.N66]+[.B67]*[.N67]+[.B68]*[.N68]+[.B69]*[.N69]+[.B70]*[.N70])/100">
            <text:p>0</text:p>
          </table:table-cell>
          <table:table-cell table:style-name="ce8" office:value-type="float" office:value="0" table:formula="of:=([.B63]*[.O63]+[.B64]*[.O64]+[.B65]*[.O65]+[.B66]*[.O66]+[.B67]*[.O67]+[.B68]*[.O68]+[.B69]*[.O69]+[.B70]*[.O70])/100">
            <text:p>0</text:p>
          </table:table-cell>
          <table:table-cell table:style-name="ce8" office:value-type="float" office:value="0" table:formula="of:=([.B63]*[.P63]+[.B64]*[.P64]+[.B65]*[.P65]+[.B66]*[.P66]+[.B67]*[.P67]+[.B68]*[.P68]+[.B69]*[.P69]+[.B70]*[.P70])/100">
            <text:p>0</text:p>
          </table:table-cell>
          <table:table-cell table:style-name="ce8" office:value-type="float" office:value="0" table:formula="of:=([.B63]*[.Q63]+[.B64]*[.Q64]+[.B65]*[.Q65]+[.B66]*[.Q66]+[.B67]*[.Q67]+[.B68]*[.Q68]+[.B69]*[.Q69]+[.B70]*[.Q70])/100">
            <text:p>0</text:p>
          </table:table-cell>
          <table:table-cell table:style-name="ce8" office:value-type="float" office:value="0" table:formula="of:=([.B63]*[.R63]+[.B64]*[.R64]+[.B65]*[.R65]+[.B66]*[.R66]+[.B67]*[.R67]+[.B68]*[.R68]+[.B69]*[.R69]+[.B70]*[.R70])/100">
            <text:p>0</text:p>
          </table:table-cell>
          <table:table-cell table:style-name="ce8" office:value-type="float" office:value="0" table:formula="of:=([.B63]*[.S63]+[.B64]*[.S64]+[.B65]*[.S65]+[.B66]*[.S66]+[.B67]*[.S67]+[.B68]*[.S68]+[.B69]*[.S69]+[.B70]*[.S70])/100">
            <text:p>0</text:p>
          </table:table-cell>
          <table:table-cell table:style-name="ce8" office:value-type="float" office:value="0" table:formula="of:=([.B63]*[.T63]+[.B64]*[.T64]+[.B65]*[.T65]+[.B66]*[.T66]+[.B67]*[.T67]+[.B68]*[.T68]+[.B69]*[.T69]+[.B70]*[.T70])/100">
            <text:p>0</text:p>
          </table:table-cell>
          <table:table-cell table:style-name="ce8" office:value-type="float" office:value="0" table:formula="of:=([.B63]*[.U63]+[.B64]*[.U64]+[.B65]*[.U65]+[.B66]*[.U66]+[.B67]*[.U67]+[.B68]*[.U68]+[.B69]*[.U69]+[.B70]*[.U70])/100">
            <text:p>0</text:p>
          </table:table-cell>
          <table:table-cell table:style-name="ce8" office:value-type="float" office:value="0" table:formula="of:=([.B63]*[.V63]+[.B64]*[.V64]+[.B65]*[.V65]+[.B66]*[.V66]+[.B67]*[.V67]+[.B68]*[.V68]+[.B69]*[.V69]+[.B70]*[.V70])/100">
            <text:p>0</text:p>
          </table:table-cell>
          <table:table-cell table:style-name="ce8" office:value-type="float" office:value="0" table:formula="of:=([.B63]*[.W63]+[.B64]*[.W64]+[.B65]*[.W65]+[.B66]*[.W66]+[.B67]*[.W67]+[.B68]*[.W68]+[.B69]*[.W69]+[.B70]*[.W70])/100">
            <text:p>0</text:p>
          </table:table-cell>
          <table:table-cell table:style-name="ce8" office:value-type="float" office:value="0" table:formula="of:=([.B63]*[.X63]+[.B64]*[.X64]+[.B65]*[.X65]+[.B66]*[.X66]+[.B67]*[.X67]+[.B68]*[.X68]+[.B69]*[.X69]+[.B70]*[.X70])/100">
            <text:p>0</text:p>
          </table:table-cell>
          <table:table-cell table:style-name="ce8" office:value-type="float" office:value="0" table:formula="of:=([.B63]*[.Y63]+[.B64]*[.Y64]+[.B65]*[.Y65]+[.B66]*[.Y66]+[.B67]*[.Y67]+[.B68]*[.Y68]+[.B69]*[.Y69]+[.B70]*[.Y70])/100">
            <text:p>0</text:p>
          </table:table-cell>
        </table:table-row>
        <table:table-row table:style-name="ro1">
          <table:table-cell table:style-name="ce3" office:value-type="string">
            <text:p>RA 8 Evalúa el funcionamiento de aplicaciones diseñando y ejecutando prueb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a) Se ha establecido una estrategia de prueba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b) Se han realizado pruebas de integración de los distintos element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c) Se han realizado pruebas de regres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d) Se han realizado pruebas de volumen y estré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e) Se han realizado pruebas de seguridad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f) Se han realizado pruebas de uso de recursos por parte de la aplicación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4" office:value-type="string">
            <text:p>g) Se ha documentado la estrategia de pruebas y los resultados obtenidos.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1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  <table:table-cell table:style-name="None"/>
        </table:table-row>
        <table:table-row table:style-name="ro1">
          <table:table-cell table:style-name="ce5" office:value-type="string">
            <text:p>NOTA:</text:p>
          </table:table-cell>
          <table:table-cell table:style-name="ce7"/>
          <table:table-cell table:style-name="ce8" office:value-type="float" office:value="0" table:formula="of:=([.B73]*[.C73]+[.B74]*[.C74]+[.B75]*[.C75]+[.B76]*[.C76]+[.B77]*[.C77]+[.B78]*[.C78]+[.B79]*[.C79])/100">
            <text:p>0</text:p>
          </table:table-cell>
          <table:table-cell table:style-name="ce8" office:value-type="float" office:value="0" table:formula="of:=([.B73]*[.D73]+[.B74]*[.D74]+[.B75]*[.D75]+[.B76]*[.D76]+[.B77]*[.D77]+[.B78]*[.D78]+[.B79]*[.D79])/100">
            <text:p>0</text:p>
          </table:table-cell>
          <table:table-cell table:style-name="ce8" office:value-type="float" office:value="0" table:formula="of:=([.B73]*[.E73]+[.B74]*[.E74]+[.B75]*[.E75]+[.B76]*[.E76]+[.B77]*[.E77]+[.B78]*[.E78]+[.B79]*[.E79])/100">
            <text:p>0</text:p>
          </table:table-cell>
          <table:table-cell table:style-name="ce8" office:value-type="float" office:value="0" table:formula="of:=([.B73]*[.F73]+[.B74]*[.F74]+[.B75]*[.F75]+[.B76]*[.F76]+[.B77]*[.F77]+[.B78]*[.F78]+[.B79]*[.F79])/100">
            <text:p>0</text:p>
          </table:table-cell>
          <table:table-cell table:style-name="ce8" office:value-type="float" office:value="0" table:formula="of:=([.B73]*[.G73]+[.B74]*[.G74]+[.B75]*[.G75]+[.B76]*[.G76]+[.B77]*[.G77]+[.B78]*[.G78]+[.B79]*[.G79])/100">
            <text:p>0</text:p>
          </table:table-cell>
          <table:table-cell table:style-name="ce8" office:value-type="float" office:value="0" table:formula="of:=([.B73]*[.H73]+[.B74]*[.H74]+[.B75]*[.H75]+[.B76]*[.H76]+[.B77]*[.H77]+[.B78]*[.H78]+[.B79]*[.H79])/100">
            <text:p>0</text:p>
          </table:table-cell>
          <table:table-cell table:style-name="ce8" office:value-type="float" office:value="0" table:formula="of:=([.B73]*[.I73]+[.B74]*[.I74]+[.B75]*[.I75]+[.B76]*[.I76]+[.B77]*[.I77]+[.B78]*[.I78]+[.B79]*[.I79])/100">
            <text:p>0</text:p>
          </table:table-cell>
          <table:table-cell table:style-name="ce8" office:value-type="float" office:value="0" table:formula="of:=([.B73]*[.J73]+[.B74]*[.J74]+[.B75]*[.J75]+[.B76]*[.J76]+[.B77]*[.J77]+[.B78]*[.J78]+[.B79]*[.J79])/100">
            <text:p>0</text:p>
          </table:table-cell>
          <table:table-cell table:style-name="ce8" office:value-type="float" office:value="0" table:formula="of:=([.B73]*[.K73]+[.B74]*[.K74]+[.B75]*[.K75]+[.B76]*[.K76]+[.B77]*[.K77]+[.B78]*[.K78]+[.B79]*[.K79])/100">
            <text:p>0</text:p>
          </table:table-cell>
          <table:table-cell table:style-name="ce8" office:value-type="float" office:value="0" table:formula="of:=([.B73]*[.L73]+[.B74]*[.L74]+[.B75]*[.L75]+[.B76]*[.L76]+[.B77]*[.L77]+[.B78]*[.L78]+[.B79]*[.L79])/100">
            <text:p>0</text:p>
          </table:table-cell>
          <table:table-cell table:style-name="ce8" office:value-type="float" office:value="0" table:formula="of:=([.B73]*[.M73]+[.B74]*[.M74]+[.B75]*[.M75]+[.B76]*[.M76]+[.B77]*[.M77]+[.B78]*[.M78]+[.B79]*[.M79])/100">
            <text:p>0</text:p>
          </table:table-cell>
          <table:table-cell table:style-name="ce8" office:value-type="float" office:value="0" table:formula="of:=([.B73]*[.N73]+[.B74]*[.N74]+[.B75]*[.N75]+[.B76]*[.N76]+[.B77]*[.N77]+[.B78]*[.N78]+[.B79]*[.N79])/100">
            <text:p>0</text:p>
          </table:table-cell>
          <table:table-cell table:style-name="ce8" office:value-type="float" office:value="0" table:formula="of:=([.B73]*[.O73]+[.B74]*[.O74]+[.B75]*[.O75]+[.B76]*[.O76]+[.B77]*[.O77]+[.B78]*[.O78]+[.B79]*[.O79])/100">
            <text:p>0</text:p>
          </table:table-cell>
          <table:table-cell table:style-name="ce8" office:value-type="float" office:value="0" table:formula="of:=([.B73]*[.P73]+[.B74]*[.P74]+[.B75]*[.P75]+[.B76]*[.P76]+[.B77]*[.P77]+[.B78]*[.P78]+[.B79]*[.P79])/100">
            <text:p>0</text:p>
          </table:table-cell>
          <table:table-cell table:style-name="ce8" office:value-type="float" office:value="0" table:formula="of:=([.B73]*[.Q73]+[.B74]*[.Q74]+[.B75]*[.Q75]+[.B76]*[.Q76]+[.B77]*[.Q77]+[.B78]*[.Q78]+[.B79]*[.Q79])/100">
            <text:p>0</text:p>
          </table:table-cell>
          <table:table-cell table:style-name="ce8" office:value-type="float" office:value="0" table:formula="of:=([.B73]*[.R73]+[.B74]*[.R74]+[.B75]*[.R75]+[.B76]*[.R76]+[.B77]*[.R77]+[.B78]*[.R78]+[.B79]*[.R79])/100">
            <text:p>0</text:p>
          </table:table-cell>
          <table:table-cell table:style-name="ce8" office:value-type="float" office:value="0" table:formula="of:=([.B73]*[.S73]+[.B74]*[.S74]+[.B75]*[.S75]+[.B76]*[.S76]+[.B77]*[.S77]+[.B78]*[.S78]+[.B79]*[.S79])/100">
            <text:p>0</text:p>
          </table:table-cell>
          <table:table-cell table:style-name="ce8" office:value-type="float" office:value="0" table:formula="of:=([.B73]*[.T73]+[.B74]*[.T74]+[.B75]*[.T75]+[.B76]*[.T76]+[.B77]*[.T77]+[.B78]*[.T78]+[.B79]*[.T79])/100">
            <text:p>0</text:p>
          </table:table-cell>
          <table:table-cell table:style-name="ce8" office:value-type="float" office:value="0" table:formula="of:=([.B73]*[.U73]+[.B74]*[.U74]+[.B75]*[.U75]+[.B76]*[.U76]+[.B77]*[.U77]+[.B78]*[.U78]+[.B79]*[.U79])/100">
            <text:p>0</text:p>
          </table:table-cell>
          <table:table-cell table:style-name="ce8" office:value-type="float" office:value="0" table:formula="of:=([.B73]*[.V73]+[.B74]*[.V74]+[.B75]*[.V75]+[.B76]*[.V76]+[.B77]*[.V77]+[.B78]*[.V78]+[.B79]*[.V79])/100">
            <text:p>0</text:p>
          </table:table-cell>
          <table:table-cell table:style-name="ce8" office:value-type="float" office:value="0" table:formula="of:=([.B73]*[.W73]+[.B74]*[.W74]+[.B75]*[.W75]+[.B76]*[.W76]+[.B77]*[.W77]+[.B78]*[.W78]+[.B79]*[.W79])/100">
            <text:p>0</text:p>
          </table:table-cell>
          <table:table-cell table:style-name="ce8" office:value-type="float" office:value="0" table:formula="of:=([.B73]*[.X73]+[.B74]*[.X74]+[.B75]*[.X75]+[.B76]*[.X76]+[.B77]*[.X77]+[.B78]*[.X78]+[.B79]*[.X79])/100">
            <text:p>0</text:p>
          </table:table-cell>
          <table:table-cell table:style-name="ce8" office:value-type="float" office:value="0" table:formula="of:=([.B73]*[.Y73]+[.B74]*[.Y74]+[.B75]*[.Y75]+[.B76]*[.Y76]+[.B77]*[.Y77]+[.B78]*[.Y78]+[.B79]*[.Y79])/10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document-statistic meta:table-count="1" meta:cell-count="341" meta:object-count="0"/>
    <meta:generator>ODFPY/1.4.1</meta:generator>
  </office:meta>
</office:document-meta>
</file>